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5.649cm" table:align="left"/>
    </style:style>
    <style:style style:name="表格4.A" style:family="table-column">
      <style:table-column-properties style:column-width="3.201cm"/>
    </style:style>
    <style:style style:name="表格4.B" style:family="table-column">
      <style:table-column-properties style:column-width="12.448cm"/>
    </style:style>
    <style:style style:name="表格4.A1" style:family="table-cell">
      <style:table-cell-properties style:vertical-align="middle" fo:padding="0.049cm" fo:border="1pt solid #a7a7a7"/>
    </style:style>
    <style:style style:name="表格4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4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4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1" style:family="table-row">
      <style:table-row-properties style:min-row-height="1.831cm"/>
    </style:style>
    <style:style style:name="表格1.A1" style:family="table-cell">
      <style:table-cell-properties style:vertical-align="middle" fo:padding-left="0.049cm" fo:padding-right="0.049cm" fo:padding-top="0cm" fo:padding-bottom="0.049cm" fo:border="1pt solid #a7a7a7"/>
    </style:style>
    <style:style style:name="表格1.B1" style:family="table-cell">
      <style:table-cell-properties style:vertical-align="middle" fo:padding-left="0cm" fo:padding-right="0.049cm" fo:padding-top="0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1.6" style:family="table-row">
      <style:table-row-properties style:min-row-height="0.503cm"/>
    </style:style>
    <style:style style:name="P1" style:family="paragraph" style:parent-style-name="Text_20_body">
      <style:paragraph-properties fo:text-align="start" style:justify-single-word="false"/>
      <style:text-properties style:font-size-asian="10.5pt"/>
    </style:style>
    <style:style style:name="P2" style:family="paragraph" style:parent-style-name="Text_20_body">
      <style:paragraph-properties fo:text-align="start" style:justify-single-word="false"/>
      <style:text-properties officeooo:rsid="0018a85d" officeooo:paragraph-rsid="0018a85d" style:font-size-asian="10.5pt"/>
    </style:style>
    <style:style style:name="P3" style:family="paragraph" style:parent-style-name="Text_20_body">
      <style:paragraph-properties fo:text-align="start" style:justify-single-word="false"/>
      <style:text-properties officeooo:rsid="00225874" officeooo:paragraph-rsid="0024870d" style:font-size-asian="10.5pt"/>
    </style:style>
    <style:style style:name="P4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2497b0" style:font-size-asian="21pt" style:font-weight-asian="bold"/>
    </style:style>
    <style:style style:name="P6" style:family="paragraph" style:parent-style-name="Text_20_body">
      <style:text-properties style:font-name-asian="Microsoft YaHei" style:font-size-asian="21pt" style:font-weight-asian="bold"/>
    </style:style>
    <style:style style:name="P7" style:family="paragraph" style:parent-style-name="Text_20_body">
      <style:paragraph-properties fo:text-align="start" style:justify-single-word="false"/>
      <style:text-properties style:font-name-asian="Microsoft YaHei" style:font-size-asian="21pt" style:font-weight-asian="bold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196980"/>
    </style:style>
    <style:style style:name="P10" style:family="paragraph" style:parent-style-name="Text_20_body">
      <style:paragraph-properties fo:text-align="start" style:justify-single-word="false"/>
      <style:text-properties style:font-size-asian="12pt" style:font-weight-asian="bold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officeooo:rsid="00197466" officeooo:paragraph-rsid="002497b0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2pt" officeooo:rsid="000fba5f" style:font-size-asian="12pt" style:font-weight-asian="bold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0.5pt"/>
    </style:style>
    <style:style style:name="P15" style:family="paragraph" style:parent-style-name="Text_20_body">
      <style:text-properties officeooo:rsid="0015d9cd" officeooo:paragraph-rsid="0024870d"/>
    </style:style>
    <style:style style:name="P16" style:family="paragraph" style:parent-style-name="Text_20_body">
      <style:text-properties officeooo:rsid="0012a5e3" officeooo:paragraph-rsid="0024870d"/>
    </style:style>
    <style:style style:name="P17" style:family="paragraph" style:parent-style-name="Text_20_body">
      <style:text-properties officeooo:rsid="0012a5e3" officeooo:paragraph-rsid="0015a713"/>
    </style:style>
    <style:style style:name="P18" style:family="paragraph" style:parent-style-name="Text_20_body">
      <style:text-properties officeooo:rsid="00225874" officeooo:paragraph-rsid="0024870d"/>
    </style:style>
    <style:style style:name="P19" style:family="paragraph" style:parent-style-name="Text_20_body">
      <style:paragraph-properties fo:text-align="start" style:justify-single-word="false"/>
      <style:text-properties officeooo:rsid="002497b0" officeooo:paragraph-rsid="002497b0"/>
    </style:style>
    <style:style style:name="P20" style:family="paragraph" style:parent-style-name="Text_20_body">
      <style:paragraph-properties fo:text-align="start" style:justify-single-word="false"/>
      <style:text-properties fo:color="#000000"/>
    </style:style>
    <style:style style:name="P21" style:family="paragraph" style:parent-style-name="Text_20_body">
      <style:paragraph-properties fo:text-align="start" style:justify-single-word="false"/>
      <style:text-properties fo:color="#000000" fo:font-size="10.5pt" fo:font-weight="bold" officeooo:rsid="002600dc" officeooo:paragraph-rsid="002600dc" style:font-size-asian="10.5pt"/>
    </style:style>
    <style:style style:name="P22" style:family="paragraph" style:parent-style-name="Text_20_body">
      <style:paragraph-properties fo:text-align="start" style:justify-single-word="false"/>
      <style:text-properties fo:color="#000000" style:font-size-asian="10.5pt"/>
    </style:style>
    <style:style style:name="P23" style:family="paragraph" style:parent-style-name="Text_20_body" style:master-page-name="">
      <loext:graphic-properties draw:fill="none"/>
      <style:paragraph-properties fo:margin-left="-0.7cm" fo:margin-right="-0.801cm" fo:margin-top="0cm" fo:margin-bottom="0.247cm" loext:contextual-spacing="false" fo:line-height="120%" fo:text-indent="0cm" style:auto-text-indent="false" style:page-number="auto" fo:background-color="transparent"/>
    </style:style>
    <style:style style:name="P2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Microsoft YaHei" style:font-size-asian="10.5pt" style:font-style-asian="normal" style:font-weight-asian="normal"/>
    </style:style>
    <style:style style:name="P2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Tahoma" style:font-size-asian="10.5pt" style:font-style-asian="normal" style:font-weight-asian="normal"/>
    </style:style>
    <style:style style:name="P2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5874" officeooo:paragraph-rsid="002943f7" style:font-size-asian="10.5pt"/>
    </style:style>
    <style:style style:name="P2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3db7" officeooo:paragraph-rsid="002943f7" style:font-size-asian="10.5pt"/>
    </style:style>
    <style:style style:name="P2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943f7" officeooo:paragraph-rsid="002943f7" style:font-size-asian="10.5pt"/>
    </style:style>
    <style:style style:name="P2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943f7" style:font-size-asian="10.5pt"/>
    </style:style>
    <style:style style:name="P30" style:family="paragraph" style:parent-style-name="Table_20_Contents">
      <style:paragraph-properties fo:text-align="start" style:justify-single-word="false"/>
      <style:text-properties fo:font-size="18pt" officeooo:rsid="000fcb0b" officeooo:paragraph-rsid="000fcb0b" style:font-size-asian="18pt" style:font-size-complex="18pt"/>
    </style:style>
    <style:style style:name="P31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32" style:family="paragraph" style:parent-style-name="Table_20_Contents">
      <style:paragraph-properties fo:text-align="start" style:justify-single-word="false"/>
      <style:text-properties fo:font-size="10.5pt" officeooo:rsid="000fcb0b" style:font-name-asian="华文黑体1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fo:font-size="10.5pt" style:font-name-asian="华文黑体1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fo:font-size="10.5pt" officeooo:rsid="0010aa69" officeooo:paragraph-rsid="0010aa69" style:font-name-asian="华文黑体1" style:font-size-asian="10.5pt" style:font-size-complex="10.5pt"/>
    </style:style>
    <style:style style:name="P35" style:family="paragraph" style:parent-style-name="Standard">
      <style:paragraph-properties fo:text-align="start" style:justify-single-word="false"/>
      <style:text-properties officeooo:paragraph-rsid="00376b5a" style:font-size-asian="21pt" style:font-weight-asian="bold"/>
    </style:style>
    <style:style style:name="P36" style:family="paragraph" style:parent-style-name="Standard">
      <style:paragraph-properties fo:text-align="start" style:justify-single-word="false"/>
      <style:text-properties officeooo:paragraph-rsid="0039ef6c"/>
    </style:style>
    <style:style style:name="P37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3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3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76b5a"/>
    </style:style>
    <style:style style:name="P4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4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9b24c"/>
    </style:style>
    <style:style style:name="P4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9ef6c"/>
    </style:style>
    <style:style style:name="P4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376b5a"/>
    </style:style>
    <style:style style:name="P4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39b24c" officeooo:paragraph-rsid="0039b24c"/>
    </style:style>
    <style:style style:name="P4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fo:font-size="12pt" fo:font-weight="normal" officeooo:rsid="0039b24c" officeooo:paragraph-rsid="0039ef6c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fo:font-size="12pt" fo:font-weight="normal" officeooo:rsid="0039ef6c" officeooo:paragraph-rsid="0039ef6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officeooo:paragraph-rsid="00376b5a" style:font-size-asian="21pt" style:font-weight-asian="bold"/>
    </style:style>
    <style:style style:name="P48" style:family="paragraph" style:parent-style-name="Text_20_body">
      <style:paragraph-properties fo:text-align="start" style:justify-single-word="false"/>
      <style:text-properties officeooo:paragraph-rsid="0037fca8"/>
    </style:style>
    <style:style style:name="P49" style:family="paragraph" style:parent-style-name="Text_20_body">
      <style:paragraph-properties fo:text-align="start" style:justify-single-word="false"/>
      <style:text-properties officeooo:paragraph-rsid="0039b24c"/>
    </style:style>
    <style:style style:name="P50" style:family="paragraph" style:parent-style-name="Text_20_body">
      <style:paragraph-properties fo:text-align="start" style:justify-single-word="false"/>
      <style:text-properties officeooo:paragraph-rsid="0039ef6c"/>
    </style:style>
    <style:style style:name="P51" style:family="paragraph" style:parent-style-name="Text_20_body">
      <style:paragraph-properties fo:text-align="start" style:justify-single-word="false"/>
      <style:text-properties fo:font-size="12pt" fo:font-weight="normal" officeooo:rsid="00197466" officeooo:paragraph-rsid="002497b0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color="#ff0000" style:font-size-asian="10.5pt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376b5a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39b24c" officeooo:paragraph-rsid="0039b24c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76b5a" style:font-name-asian="Microsoft YaHei" style:font-size-asian="10.5pt" style:font-style-asian="normal" style:font-weight-asian="normal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1d414" style:font-name-asian="Microsoft YaHei" style:font-size-asian="10.5pt" style:font-style-asian="normal" style:font-weight-asian="normal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376b5a" style:font-name-asian="Microsoft YaHei" style:font-size-asian="10.5pt" style:font-style-asian="normal" style:font-weight-asian="normal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376b5a" style:font-name-asian="Microsoft YaHei" style:font-size-asian="10.5pt" style:font-style-asian="normal" style:font-weight-asian="normal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376b5a" style:font-name-asian="Microsoft YaHei" style:font-size-asian="10.5pt" style:font-style-asian="normal" style:font-weight-asian="normal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20b605" officeooo:paragraph-rsid="00376b5a" style:font-name-asian="Microsoft YaHei" style:font-size-asian="10.5pt" style:font-style-asian="normal" style:font-weight-asian="normal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76b5a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7fca8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9b24c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39ef6c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376b5a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37fca8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39b24c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39ef6c"/>
    </style:style>
    <style:style style:name="P76" style:family="paragraph" style:parent-style-name="Horizontal_20_Line">
      <style:text-properties fo:font-size="13.6999998092651pt" officeooo:rsid="0024870d" officeooo:paragraph-rsid="0024870d" style:font-size-asian="12pt" style:font-size-complex="13.6999998092651pt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0.5pt" fo:font-weight="bold" style:font-size-asian="10.5pt"/>
    </style:style>
    <style:style style:name="T4" style:family="text">
      <style:text-properties fo:font-size="10.5pt" fo:font-weight="bold" officeooo:rsid="0017649a" style:font-size-asian="10.5pt"/>
    </style:style>
    <style:style style:name="T5" style:family="text">
      <style:text-properties fo:font-size="10.5pt" fo:font-weight="bold" officeooo:rsid="00196980" style:font-size-asian="10.5pt"/>
    </style:style>
    <style:style style:name="T6" style:family="text">
      <style:text-properties fo:font-size="10.5pt" fo:font-weight="bold" officeooo:rsid="001ab18b" style:font-size-asian="10.5pt"/>
    </style:style>
    <style:style style:name="T7" style:family="text">
      <style:text-properties fo:font-size="10.5pt" fo:font-weight="bold" officeooo:rsid="002600dc" style:font-size-asian="10.5pt"/>
    </style:style>
    <style:style style:name="T8" style:family="text">
      <style:text-properties fo:font-size="10.5pt" fo:font-weight="bold" officeooo:rsid="003569fb" style:font-size-asian="10.5pt"/>
    </style:style>
    <style:style style:name="T9" style:family="text">
      <style:text-properties fo:font-size="10.5pt" officeooo:rsid="000fba5f"/>
    </style:style>
    <style:style style:name="T10" style:family="text">
      <style:text-properties fo:font-size="10.5pt" officeooo:rsid="0012f08f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018a85d" style:font-size-asian="10.5pt"/>
    </style:style>
    <style:style style:name="T13" style:family="text">
      <style:text-properties fo:font-size="10.5pt" officeooo:rsid="00196980" style:font-size-asian="10.5pt"/>
    </style:style>
    <style:style style:name="T14" style:family="text">
      <style:text-properties fo:font-size="10.5pt" officeooo:rsid="003231b2" style:font-size-asian="10.5pt"/>
    </style:style>
    <style:style style:name="T15" style:family="text">
      <style:text-properties fo:font-size="10.5pt" officeooo:rsid="0035e1b1" style:font-size-asian="10.5pt"/>
    </style:style>
    <style:style style:name="T16" style:family="text">
      <style:text-properties fo:font-size="10.5pt" officeooo:rsid="00376b5a"/>
    </style:style>
    <style:style style:name="T17" style:family="text">
      <style:text-properties style:font-size-asian="10.5pt"/>
    </style:style>
    <style:style style:name="T18" style:family="text">
      <style:text-properties officeooo:rsid="000e9738" style:font-size-asian="10.5pt"/>
    </style:style>
    <style:style style:name="T19" style:family="text">
      <style:text-properties officeooo:rsid="002d5937" style:font-size-asian="10.5pt"/>
    </style:style>
    <style:style style:name="T20" style:family="text">
      <style:text-properties officeooo:rsid="00312ea9" style:font-size-asian="10.5pt"/>
    </style:style>
    <style:style style:name="T21" style:family="text">
      <style:text-properties style:font-name="Microsoft YaHei" fo:font-size="10.5pt" fo:font-style="normal" fo:font-weight="normal"/>
    </style:style>
    <style:style style:name="T22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23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24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25" style:family="text">
      <style:text-properties style:font-name="Microsoft YaHei" fo:font-size="10.5pt" fo:font-style="normal" fo:font-weight="normal" officeooo:rsid="001e1903" style:font-name-asian="Microsoft YaHei" style:font-size-asian="10.5pt" style:font-style-asian="normal" style:font-weight-asian="normal"/>
    </style:style>
    <style:style style:name="T26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27" style:family="text">
      <style:text-properties style:font-name="Microsoft YaHei" fo:font-size="10.5pt" fo:font-style="normal" fo:font-weight="normal" officeooo:rsid="0011d01d" style:font-name-asian="Microsoft YaHei" style:font-size-asian="10.5pt" style:font-style-asian="normal" style:font-weight-asian="normal"/>
    </style:style>
    <style:style style:name="T28" style:family="text">
      <style:text-properties style:font-name="Microsoft YaHei" fo:font-size="10.5pt" fo:font-style="normal" fo:font-weight="normal" officeooo:rsid="00376b5a" style:font-name-asian="Microsoft YaHei" style:font-size-asian="10.5pt" style:font-style-asian="normal" style:font-weight-asian="normal"/>
    </style:style>
    <style:style style:name="T29" style:family="text">
      <style:text-properties style:font-name="Microsoft YaHei" fo:font-size="10.5pt" fo:font-style="normal" fo:font-weight="normal" officeooo:rsid="0037fca8" style:font-name-asian="Microsoft YaHei" style:font-size-asian="10.5pt" style:font-style-asian="normal" style:font-weight-asian="normal"/>
    </style:style>
    <style:style style:name="T30" style:family="text">
      <style:text-properties style:font-name="Microsoft YaHei" fo:font-size="10.5pt" fo:font-style="normal" fo:font-weight="normal" officeooo:rsid="0012a5e3" style:font-name-asian="Microsoft YaHei" style:font-size-asian="10.5pt" style:font-style-asian="normal" style:font-weight-asian="normal"/>
    </style:style>
    <style:style style:name="T31" style:family="text">
      <style:text-properties style:font-name="Microsoft YaHei" fo:font-size="10.5pt" fo:font-style="normal" fo:font-weight="normal" officeooo:rsid="002171d9" style:font-name-asian="Microsoft YaHei" style:font-size-asian="10.5pt" style:font-style-asian="normal" style:font-weight-asian="normal"/>
    </style:style>
    <style:style style:name="T32" style:family="text">
      <style:text-properties style:font-name="Microsoft YaHei" fo:font-size="10.5pt" fo:font-style="normal" fo:font-weight="normal" officeooo:rsid="001fc45e" style:font-name-asian="Microsoft YaHei" style:font-size-asian="10.5pt" style:font-style-asian="normal" style:font-weight-asian="normal"/>
    </style:style>
    <style:style style:name="T33" style:family="text">
      <style:text-properties style:font-name="Microsoft YaHei" fo:font-size="10.5pt" fo:font-style="normal" fo:font-weight="normal" officeooo:rsid="0015d9cd" style:font-name-asian="Microsoft YaHei" style:font-size-asian="10.5pt" style:font-style-asian="normal" style:font-weight-asian="normal"/>
    </style:style>
    <style:style style:name="T34" style:family="text">
      <style:text-properties style:font-name="Microsoft YaHei" fo:font-size="10.5pt" fo:font-style="normal" fo:font-weight="normal" officeooo:rsid="00223db7" style:font-name-asian="Microsoft YaHei" style:font-size-asian="10.5pt" style:font-style-asian="normal" style:font-weight-asian="normal"/>
    </style:style>
    <style:style style:name="T35" style:family="text">
      <style:text-properties style:font-name="Microsoft YaHei" fo:font-size="10.5pt" fo:font-style="normal" fo:font-weight="normal" officeooo:rsid="00225874" style:font-name-asian="Microsoft YaHei" style:font-size-asian="10.5pt" style:font-style-asian="normal" style:font-weight-asian="normal"/>
    </style:style>
    <style:style style:name="T36" style:family="text">
      <style:text-properties style:font-name="Microsoft YaHei" fo:font-size="10.5pt" fo:font-style="normal" fo:font-weight="normal" officeooo:rsid="0039b24c" style:font-name-asian="Microsoft YaHei" style:font-size-asian="10.5pt" style:font-style-asian="normal" style:font-weight-asian="normal"/>
    </style:style>
    <style:style style:name="T37" style:family="text">
      <style:text-properties style:font-name="Microsoft YaHei" fo:font-size="10.5pt" fo:font-style="normal" fo:font-weight="normal" officeooo:rsid="001e1903"/>
    </style:style>
    <style:style style:name="T38" style:family="text">
      <style:text-properties style:font-name="Microsoft YaHei" fo:font-size="10.5pt" fo:font-style="normal" style:font-name-asian="Microsoft YaHei" style:font-size-asian="10.5pt" style:font-style-asian="normal"/>
    </style:style>
    <style:style style:name="T39" style:family="text">
      <style:text-properties style:font-name="Microsoft YaHei" fo:font-size="10.5pt" fo:font-style="normal" officeooo:rsid="0011d01d" style:font-name-asian="Microsoft YaHei" style:font-size-asian="10.5pt" style:font-style-asian="normal"/>
    </style:style>
    <style:style style:name="T40" style:family="text">
      <style:text-properties style:font-name="Microsoft YaHei" fo:font-size="10.5pt" fo:font-style="normal" officeooo:rsid="001b1a8a" style:font-name-asian="Microsoft YaHei" style:font-size-asian="10.5pt" style:font-style-asian="normal"/>
    </style:style>
    <style:style style:name="T41" style:family="text">
      <style:text-properties style:font-name="Microsoft YaHei" fo:font-size="10.5pt" fo:font-style="normal" officeooo:rsid="0039b24c" style:font-name-asian="Microsoft YaHei" style:font-size-asian="10.5pt" style:font-style-asian="normal"/>
    </style:style>
    <style:style style:name="T42" style:family="text">
      <style:text-properties style:font-name="Microsoft YaHei" fo:font-size="10.5pt" fo:font-style="normal" officeooo:rsid="001da501" style:font-name-asian="Microsoft YaHei" style:font-size-asian="10.5pt" style:font-style-asian="normal"/>
    </style:style>
    <style:style style:name="T43" style:family="text">
      <style:text-properties style:font-name="Microsoft YaHei" fo:font-size="10.5pt" fo:font-style="normal" officeooo:rsid="000d59d6" style:font-name-asian="Microsoft YaHei" style:font-size-asian="10.5pt" style:font-style-asian="normal"/>
    </style:style>
    <style:style style:name="T44" style:family="text">
      <style:text-properties style:font-name-asian="Microsoft YaHei" style:font-size-asian="10.5pt" style:font-style-asian="normal" style:font-weight-asian="normal"/>
    </style:style>
    <style:style style:name="T45" style:family="text">
      <style:text-properties officeooo:rsid="000be1ba" style:font-name-asian="Microsoft YaHei" style:font-size-asian="10.5pt" style:font-style-asian="normal" style:font-weight-asian="normal"/>
    </style:style>
    <style:style style:name="T46" style:family="text">
      <style:text-properties officeooo:rsid="000d59d6" style:font-name-asian="Microsoft YaHei" style:font-size-asian="10.5pt" style:font-style-asian="normal" style:font-weight-asian="normal"/>
    </style:style>
    <style:style style:name="T47" style:family="text">
      <style:text-properties officeooo:rsid="000fba5f"/>
    </style:style>
    <style:style style:name="T48" style:family="text">
      <style:text-properties officeooo:rsid="000fcb0b"/>
    </style:style>
    <style:style style:name="T49" style:family="text">
      <style:text-properties officeooo:rsid="0010aa69"/>
    </style:style>
    <style:style style:name="T50" style:family="text">
      <style:text-properties officeooo:rsid="0012f08f"/>
    </style:style>
    <style:style style:name="T51" style:family="text">
      <style:text-properties officeooo:rsid="001ab18b"/>
    </style:style>
    <style:style style:name="T52" style:family="text">
      <style:text-properties fo:color="#000000" fo:font-size="10.5pt" fo:font-weight="bold" style:font-size-asian="10.5pt"/>
    </style:style>
    <style:style style:name="T53" style:family="text">
      <style:text-properties fo:color="#000000" fo:font-size="10.5pt" fo:font-weight="bold" officeooo:rsid="001ab18b" style:font-size-asian="10.5pt"/>
    </style:style>
    <style:style style:name="T54" style:family="text">
      <style:text-properties officeooo:rsid="001fc45e"/>
    </style:style>
    <style:style style:name="T55" style:family="text">
      <style:text-properties officeooo:rsid="002171d9"/>
    </style:style>
    <style:style style:name="T56" style:family="text">
      <style:text-properties officeooo:rsid="00223db7"/>
    </style:style>
    <style:style style:name="T57" style:family="text">
      <style:text-properties officeooo:rsid="00225874"/>
    </style:style>
    <style:style style:name="T58" style:family="text">
      <style:text-properties officeooo:rsid="0024870d"/>
    </style:style>
    <style:style style:name="T59" style:family="text">
      <style:text-properties fo:font-size="12pt" fo:font-weight="normal" officeooo:rsid="0024870d" style:font-size-asian="12pt" style:font-weight-asian="normal" style:font-size-complex="12pt" style:font-weight-complex="normal"/>
    </style:style>
    <style:style style:name="T60" style:family="text">
      <style:text-properties officeooo:rsid="00189ce9"/>
    </style:style>
    <style:style style:name="T61" style:family="text">
      <style:text-properties officeooo:rsid="0010acb8"/>
    </style:style>
    <style:style style:name="T62" style:family="text">
      <style:text-properties officeooo:rsid="0010f43d"/>
    </style:style>
    <style:style style:name="T63" style:family="text">
      <style:text-properties officeooo:rsid="0011d01d"/>
    </style:style>
    <style:style style:name="T64" style:family="text">
      <style:text-properties officeooo:rsid="001387d4"/>
    </style:style>
    <style:style style:name="T65" style:family="text">
      <style:text-properties officeooo:rsid="00151f68"/>
    </style:style>
    <style:style style:name="T66" style:family="text">
      <style:text-properties fo:color="#ff0000" officeooo:rsid="002497b0"/>
    </style:style>
    <style:style style:name="T67" style:family="text">
      <style:text-properties fo:font-size="14pt" fo:font-weight="bold" style:font-size-asian="14pt" style:font-weight-asian="bold" style:font-size-complex="14pt" style:font-weight-complex="bold"/>
    </style:style>
    <style:style style:name="T68" style:family="text">
      <style:text-properties officeooo:rsid="001117a3"/>
    </style:style>
    <style:style style:name="T69" style:family="text">
      <style:text-properties officeooo:rsid="002943f7"/>
    </style:style>
    <style:style style:name="T70" style:family="text">
      <style:text-properties officeooo:rsid="0011d2c5"/>
    </style:style>
    <style:style style:name="T71" style:family="text">
      <style:text-properties officeooo:rsid="00121af6"/>
    </style:style>
    <style:style style:name="T72" style:family="text">
      <style:text-properties officeooo:rsid="0012722f"/>
    </style:style>
    <style:style style:name="T73" style:family="text">
      <style:text-properties officeooo:rsid="0013db09"/>
    </style:style>
    <style:style style:name="T74" style:family="text">
      <style:text-properties officeooo:rsid="0020b504"/>
    </style:style>
    <style:style style:name="T75" style:family="text">
      <style:text-properties officeooo:rsid="00312ea9"/>
    </style:style>
    <style:style style:name="T76" style:family="text">
      <style:text-properties officeooo:rsid="001e1903"/>
    </style:style>
    <style:style style:name="T77" style:family="text">
      <style:text-properties officeooo:rsid="001da501"/>
    </style:style>
    <style:style style:name="T78" style:family="text">
      <style:text-properties officeooo:rsid="0020b605"/>
    </style:style>
    <style:style style:name="T79" style:family="text">
      <style:text-properties officeooo:rsid="001b8902"/>
    </style:style>
    <style:style style:name="T80" style:family="text">
      <style:text-properties officeooo:rsid="00194671"/>
    </style:style>
    <style:style style:name="T81" style:family="text">
      <style:text-properties fo:font-variant="normal" fo:text-transform="none" fo:color="#000000"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82" style:family="text">
      <style:text-properties fo:font-variant="normal" fo:text-transform="none" fo:color="#000000" style:font-name="Microsoft YaHei" fo:font-size="10.5pt" fo:font-style="normal" fo:font-weight="normal" officeooo:rsid="001e1903" style:font-name-asian="Microsoft YaHei" style:font-size-asian="10.5pt" style:font-style-asian="normal" style:font-weight-asian="normal"/>
    </style:style>
    <style:style style:name="T83" style:family="text">
      <style:text-properties fo:font-variant="normal" fo:text-transform="none" fo:color="#000000"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84" style:family="text">
      <style:text-properties fo:font-variant="normal" fo:text-transform="none" fo:color="#000000" style:font-name="Microsoft YaHei" fo:font-size="10.5pt" fo:font-style="normal" fo:font-weight="normal" officeooo:rsid="00376b5a" style:font-name-asian="Microsoft YaHei" style:font-size-asian="10.5pt" style:font-style-asian="normal" style:font-weight-asian="normal"/>
    </style:style>
    <style:style style:name="T85" style:family="text">
      <style:text-properties fo:font-variant="normal" fo:text-transform="none" fo:color="#000000" style:font-name="Microsoft YaHei" fo:font-size="10.5pt" fo:font-style="normal" fo:font-weight="normal" officeooo:rsid="0011d01d" style:font-name-asian="Microsoft YaHei" style:font-size-asian="10.5pt" style:font-style-asian="normal" style:font-weight-asian="normal"/>
    </style:style>
    <style:style style:name="T86" style:family="text">
      <style:text-properties fo:font-variant="normal" fo:text-transform="none" fo:color="#000000"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87" style:family="text">
      <style:text-properties fo:font-variant="normal" fo:text-transform="none" fo:color="#000000" style:font-name="Microsoft YaHei" fo:font-size="10.5pt" fo:font-style="normal" fo:font-weight="normal" officeooo:rsid="0037fca8" style:font-name-asian="Microsoft YaHei" style:font-size-asian="10.5pt" style:font-style-asian="normal" style:font-weight-asian="normal"/>
    </style:style>
    <style:style style:name="T88" style:family="text">
      <style:text-properties fo:font-variant="normal" fo:text-transform="none" fo:color="#000000" style:font-name="Microsoft YaHei" fo:font-size="10.5pt" fo:font-style="normal" fo:font-weight="normal" officeooo:rsid="0039b24c" style:font-name-asian="Microsoft YaHei" style:font-size-asian="10.5pt" style:font-style-asian="normal" style:font-weight-asian="normal"/>
    </style:style>
    <style:style style:name="T89" style:family="text">
      <style:text-properties fo:font-variant="normal" fo:text-transform="none" fo:color="#000000" style:font-name="Microsoft YaHei" fo:font-size="10.5pt" fo:font-style="normal" fo:font-weight="normal" officeooo:rsid="0039ef6c" style:font-name-asian="Microsoft YaHei" style:font-size-asian="10.5pt" style:font-style-asian="normal" style:font-weight-asian="normal"/>
    </style:style>
    <style:style style:name="T90" style:family="text">
      <style:text-properties officeooo:rsid="001fea17"/>
    </style:style>
    <style:style style:name="T91" style:family="text">
      <style:text-properties officeooo:rsid="0039e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愿景文档</text:p>
      <text:p text:style-name="P6"/>
      <text:p text:style-name="P6"><office:annotation><dc:date>2017-12-02T16:21:26.76525767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7-12-02T16:21:26.81794510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7-12-02T16:21:26.818168434</dc:date><text:p>&lt;!--StartFragment--&gt;</text:p></office:annotation>一、介绍</text:p>
      <text:p text:style-name="P8"><text:span text:style-name="T1">1</text:span><text:span text:style-name="T17">、愿景文档的目的</text:span></text:p>
      <text:p text:style-name="P1">获取用户的需要、系统的特性以及项目的其他需求。以一种简洁、抽象、可读和可管理的方式从所有重要的角度表述了产品的方方面面。有助于确保所有项目成员朝着同一个目标工作。</text:p>
      <text:p text:style-name="P8"><text:span text:style-name="T1">2</text:span><text:span text:style-name="T17">、产品综述</text:span></text:p>
      <text:p text:style-name="P2">以歌单为核心的组织方式强化用户UGC<text:span text:style-name="T51">(用户原创内容)</text:span>社交属性，以用户为中心的音乐生态圈。</text:p>
      <text:p text:style-name="P8"><text:span text:style-name="T1">3</text:span><text:span text:style-name="T17">、参考</text:span></text:p>
      <text:p text:style-name="P1">涉众分析文档，项目概览文档。</text:p>
      <text:p text:style-name="P7">二、用户描述</text:p>
      <text:p text:style-name="P8"><text:span text:style-name="T1">1</text:span><text:span text:style-name="T17">、产品涉众和产品用户（详细举例）</text:span></text:p>
      <text:p text:style-name="P1">如热爱音乐和潮流，有个性口味和方向的时尚人群;工作压力大，需要更多的消遣和心灵慰藉的IT从业者;希望作品得到发现和传播的独立音乐人;想要扩大知名度，提高收入的唱片公司……</text:p>
      <text:p text:style-name="P8"><text:span text:style-name="T1">2</text:span><text:span text:style-name="T17">、关键涉众和用户需要</text:span></text:p>
      <text:p text:style-name="P20"><text:span text:style-name="T2">· </text:span><text:span text:style-name="T4">找到喜欢的音乐。</text:span></text:p>
      <text:p text:style-name="P20"><text:span text:style-name="T2">· </text:span><text:span text:style-name="T3">基于音乐</text:span><text:span text:style-name="T4">的互动，寻求志同道合小伙伴。</text:span></text:p>
      <text:p text:style-name="P20"><text:span text:style-name="T2">· </text:span><text:span text:style-name="T7">让自己的音乐广为人知。</text:span></text:p>
      <text:p text:style-name="P21">· 希望有偿共享原创音乐。</text:p>
      <text:p text:style-name="P20"><text:span text:style-name="T1">3</text:span><text:span text:style-name="T17">、用户环境</text:span></text:p>
      <text:p text:style-name="P20"><text:span text:style-name="T1">android</text:span><text:span text:style-name="T17">系统，在线听歌需联网。</text:span></text:p>
      <text:p text:style-name="P4">三、产品概述</text:p>
      <text:p text:style-name="P8"><text:span text:style-name="T1">1</text:span><text:span text:style-name="T17">、产品定位陈述</text:span></text:p>
      <text:p text:style-name="Horizontal_20_Line"/>
      <text:p text:style-name="P8"><text:span text:style-name="T1">For <text:s text:c="20"/></text:span><text:span text:style-name="T15">音乐爱好者</text:span></text:p>
      <text:p text:style-name="P8">——————————————————————————————————————</text:p>
      <text:p text:style-name="P8"><text:span text:style-name="T1">Who <text:s text:c="18"/></text:span><text:span text:style-name="T11">热爱音乐</text:span><text:span text:style-name="T12">，对音乐有较高需求</text:span></text:p>
      <text:p text:style-name="P8"><text:span text:style-name="T1">The <text:s text:c="20"/></text:span><text:span text:style-name="T11">氢音乐</text:span><text:span text:style-name="T12">是一个以用户为中心的音乐生态圈</text:span></text:p>
      <text:p text:style-name="P8"><text:soft-page-break/><text:span text:style-name="T1">That <text:s text:c="19"/>快速</text:span><text:span text:style-name="T11">发现喜欢的音乐，提升音乐审美，增强</text:span><text:span text:style-name="T15">了</text:span><text:span text:style-name="T11">用户之间互动</text:span></text:p>
      <text:p text:style-name="P9"><text:span text:style-name="T1">Ulike <text:s text:c="18"/></text:span><text:span text:style-name="T11">传统</text:span><text:span text:style-name="T13">的</text:span><text:span text:style-name="T11">专辑、歌手的分类组织方式</text:span></text:p>
      <text:p text:style-name="P8"><text:span text:style-name="T1">Out product <text:s text:c="8"/></text:span><text:span text:style-name="T11">以UGC用户创建的歌单为线索，形成以歌单为核心的组织方式，使歌单</text:span><text:span text:style-name="T15">、</text:span><text:span text:style-name="T11">推荐成 <text:s text:c="40"/>为用户发现音乐的核心线索</text:span></text:p>
      <text:p text:style-name="P8">——————————————————————————————————————</text:p>
      <text:p text:style-name="P8"><text:span text:style-name="T1">2</text:span><text:span text:style-name="T17">、功能总结</text:span></text:p>
      <text:p text:style-name="P8"><text:span text:style-name="T2">· </text:span><text:span text:style-name="T3">发现音乐</text:span><text:span text:style-name="T5">：推荐（最新推荐），歌单</text:span><text:span text:style-name="T8">，搜索。</text:span></text:p>
      <text:p text:style-name="P8"><text:span text:style-name="T2">· </text:span><text:span text:style-name="T3">我的音乐</text:span><text:span text:style-name="T5">：下载音乐</text:span><text:span text:style-name="T6">、最近播放、我的歌手、我的电台、我创建的歌单、我收藏的音乐、歌单导入。</text:span></text:p>
      <text:p text:style-name="P8"><text:span text:style-name="T2">· </text:span><text:span text:style-name="T3">朋友</text:span><text:span text:style-name="T6">：关注（查看、点赞、评论、转发、@互动）添加关注。</text:span></text:p>
      <text:p text:style-name="P8"><text:span text:style-name="T2">· </text:span><text:span text:style-name="T3">帐号</text:span><text:span text:style-name="T6">：所有数据和相关设置的管理。</text:span></text:p>
      <text:p text:style-name="P8"><text:span text:style-name="T2">· </text:span><text:span text:style-name="T52">音乐</text:span><text:span text:style-name="T53">人申请</text:span></text:p>
      <text:p text:style-name="P52"/>
      <text:p text:style-name="P76"><text:span text:style-name="T91">3</text:span>.客户利益 </text:p>
      <text:p text:style-name="P1">客户利益<text:span text:style-name="T50">（需求）</text:span> <text:s text:c="100"/>支持特性</text:p>
      <text:p text:style-name="Text_20_body">————————————————————————————————————————————</text:p>
      <text:p text:style-name="P48"><text:span text:style-name="T1">1</text:span><text:span text:style-name="T10">.高效找歌</text:span><text:span text:style-name="T17"> <text:s text:c="98"/></text:span><text:span text:style-name="T1">1</text:span><text:span text:style-name="T16">. </text:span><text:span text:style-name="T81">新歌上架 </text:span><text:span text:style-name="T84">，</text:span><text:span text:style-name="T83">搜索</text:span><text:span text:style-name="T88">、最近播放</text:span></text:p>
      <text:p text:style-name="P49"><text:span text:style-name="T84">2.听歌</text:span><text:span text:style-name="T81"> <text:s text:c="105"/></text:span><text:span text:style-name="T82">2</text:span><text:span text:style-name="T87">.</text:span><text:span text:style-name="T83">详细信息</text:span><text:span text:style-name="T85">（歌手或专辑封面等）</text:span><text:span text:style-name="T86">+歌词</text:span><text:span text:style-name="T88">、 <text:s text:c="117"/></text:span><text:span text:style-name="T86">播放顺序</text:span><text:span text:style-name="T85">、进度条</text:span></text:p>
      <text:p text:style-name="P70"><text:span text:style-name="T28">3.收藏歌曲</text:span><text:span text:style-name="T25"> <text:s text:c="97"/>3.</text:span><text:span text:style-name="T24">歌曲收藏</text:span><text:span text:style-name="T36">、</text:span><text:span text:style-name="T24">新建歌单</text:span></text:p>
      <text:p text:style-name="P69"><text:span text:style-name="T29">4.看音乐资讯</text:span><text:span text:style-name="T25"> <text:s text:c="93"/></text:span><text:span text:style-name="T29">4.</text:span><text:span text:style-name="T23">首页推广</text:span><text:span text:style-name="T26">（单曲、专栏）</text:span></text:p>
      <text:p text:style-name="P69"><text:span text:style-name="T29">5.</text:span><text:span text:style-name="T30">查看其他用户资料（听歌记录等</text:span><text:span text:style-name="T29">）</text:span><text:span text:style-name="T25"> <text:s text:c="53"/></text:span><text:span text:style-name="T29">5.</text:span><text:span text:style-name="T27">个人资料</text:span></text:p>
      <text:p text:style-name="P69"><text:span text:style-name="T29">6.</text:span><text:span text:style-name="T30">社交（发表看法、发动态</text:span><text:span text:style-name="T31">、发布音乐资讯</text:span><text:span text:style-name="T30">…</text:span><text:span text:style-name="T32">.）</text:span><text:span text:style-name="T25"> <text:s text:c="32"/></text:span><text:span text:style-name="T36">6.动态发布、视频投稿</text:span></text:p>
      <text:p text:style-name="P74"><text:span text:style-name="T29">7.扩大用户数量 </text:span><text:span text:style-name="T36">、</text:span><text:span text:style-name="T33">新歌</text:span><text:span text:style-name="T34">能被更多人听到 <text:s text:c="48"/></text:span><text:span text:style-name="T29">7</text:span><text:span text:style-name="T25">.</text:span><text:span text:style-name="T29">申请音乐人</text:span></text:p>
      <text:p text:style-name="P73"><text:span text:style-name="T29">8.</text:span><text:span text:style-name="T34">查看发布歌曲相关数据</text:span><text:span text:style-name="T25"> <text:s text:c="73"/></text:span><text:span text:style-name="T36">8.个人主页</text:span></text:p>
      <text:p text:style-name="P41"><text:span text:style-name="T29">9.</text:span><text:span text:style-name="T35">盈利 <text:s text:c="103"/></text:span><text:span text:style-name="T36"><text:s text:c="2"/>9.</text:span><text:span text:style-name="T27">广告位</text:span></text:p>
      <text:p text:style-name="P44"><text:span text:style-name="T27">1</text:span><text:span text:style-name="T22">0.下载 <text:s text:c="102"/>10.下载歌曲</text:span></text:p>
      <text:p text:style-name="P8">————————————————————————————————————————————</text:p>
      <text:p text:style-name="P20"><text:span text:style-name="T1">4</text:span><text:span text:style-name="T17">、假设和从属关系 <text:s text:c="2"/></text:span></text:p>
      <text:p text:style-name="P22">需获得输入法支持</text:p>
      <text:p text:style-name="P20"><text:span text:style-name="T1">5</text:span><text:span text:style-name="T17">、其他选择和竞争</text:span></text:p>
      <text:p text:style-name="P20"><text:soft-page-break/><text:span text:style-name="T18">qq音乐</text:span><text:span text:style-name="T19">、虾米音乐、乐流</text:span><text:span text:style-name="T20">、5sing原创音乐</text:span></text:p>
      <text:p text:style-name="P8"/>
      <text:p text:style-name="P8"/>
      <text:p text:style-name="P4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30">属性</text:p>
          </table:table-cell>
          <table:table-cell table:style-name="表格5.B1" office:value-type="string">
            <text:p text:style-name="P31">描述</text:p>
          </table:table-cell>
        </table:table-row>
        <table:table-row>
          <table:table-cell table:style-name="表格5.A2" office:value-type="string">
            <text:p text:style-name="P32">状态</text:p>
          </table:table-cell>
          <table:table-cell table:style-name="表格5.B2" office:value-type="string">
            <text:p text:style-name="P33">跟踪项目基线定义<text:span text:style-name="T48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33">优先级</text:p>
          </table:table-cell>
          <table:table-cell table:style-name="表格5.B2" office:value-type="string">
            <text:p text:style-name="P33">用于范围管理<text:span text:style-name="T48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33">工作量</text:p>
          </table:table-cell>
          <table:table-cell table:style-name="表格5.B2" office:value-type="string">
            <text:p text:style-name="P33">有助于建立现实进度<text:span text:style-name="T48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33">风险</text:p>
          </table:table-cell>
          <table:table-cell table:style-name="表格5.B2" office:value-type="string">
            <text:p text:style-name="P34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33">稳定性</text:p>
          </table:table-cell>
          <table:table-cell table:style-name="表格5.B2" office:value-type="string">
            <text:p text:style-name="P34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33">分配<text:span text:style-name="T48">给</text:span></text:p>
          </table:table-cell>
          <table:table-cell table:style-name="表格5.B2" office:value-type="string">
            <text:p text:style-name="P33">指出<text:span text:style-name="T49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4"/>
      <text:p text:style-name="P47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 table:style-name="表格1.1">
          <table:table-cell table:style-name="表格1.A1" office:value-type="string">
            <text:p text:style-name="P56">编号</text:p>
          </table:table-cell>
          <table:table-cell table:style-name="表格1.B1" office:value-type="string">
            <text:p text:style-name="P56">优先级</text:p>
          </table:table-cell>
          <table:table-cell table:style-name="表格1.B1" office:value-type="string">
            <text:p text:style-name="P56">状态</text:p>
          </table:table-cell>
          <table:table-cell table:style-name="表格1.B1" office:value-type="string">
            <text:p text:style-name="P56">工作量</text:p>
          </table:table-cell>
          <table:table-cell table:style-name="表格1.B1" office:value-type="string">
            <text:p text:style-name="P56">风险</text:p>
          </table:table-cell>
          <table:table-cell table:style-name="表格1.B1" office:value-type="string">
            <text:p text:style-name="P56">稳定性</text:p>
          </table:table-cell>
          <table:table-cell table:style-name="表格1.B1" office:value-type="string">
            <text:p text:style-name="P56">分配给需求</text:p>
          </table:table-cell>
        </table:table-row>
        <table:table-row table:style-name="表格1.1">
          <table:table-cell table:style-name="表格1.A2" office:value-type="string">
            <text:p text:style-name="P68"><text:span text:style-name="T25">1</text:span><text:span text:style-name="T23">新歌上架</text:span></text:p>
          </table:table-cell>
          <table:table-cell table:style-name="表格1.B2" office:value-type="string">
            <text:p text:style-name="P57">重要的</text:p>
          </table:table-cell>
          <table:table-cell table:style-name="表格1.B2" office:value-type="string">
            <text:p text:style-name="P57">批准的</text:p>
          </table:table-cell>
          <table:table-cell table:style-name="表格1.B2" office:value-type="string">
            <text:p text:style-name="P65">低</text:p>
          </table:table-cell>
          <table:table-cell table:style-name="表格1.B2" office:value-type="string">
            <text:p text:style-name="P65">低</text:p>
          </table:table-cell>
          <table:table-cell table:style-name="表格1.B2" office:value-type="string">
            <text:p text:style-name="P65">高</text:p>
          </table:table-cell>
          <table:table-cell table:style-name="表格1.B2" office:value-type="string">
            <text:p text:style-name="P55">1</text:p>
          </table:table-cell>
        </table:table-row>
        <table:table-row table:style-name="表格1.1">
          <table:table-cell table:style-name="表格1.A2" office:value-type="string">
            <text:p text:style-name="P68"><text:span text:style-name="T37">2</text:span><text:span text:style-name="T21">.</text:span><text:span text:style-name="T22">首页推广</text:span><text:span text:style-name="T26">（单曲、专栏）</text:span></text:p>
          </table:table-cell>
          <table:table-cell table:style-name="表格1.B2" office:value-type="string">
            <text:p text:style-name="P57">重要<text:span text:style-name="T61">的</text:span></text:p>
          </table:table-cell>
          <table:table-cell table:style-name="表格1.B2" office:value-type="string">
            <text:p text:style-name="P57">批准的</text:p>
          </table:table-cell>
          <table:table-cell table:style-name="表格1.B2" office:value-type="string">
            <text:p text:style-name="P65">低</text:p>
          </table:table-cell>
          <table:table-cell table:style-name="表格1.B2" office:value-type="string">
            <text:p text:style-name="P65">低</text:p>
          </table:table-cell>
          <table:table-cell table:style-name="表格1.B2" office:value-type="string">
            <text:p text:style-name="P57">中</text:p>
          </table:table-cell>
          <table:table-cell table:style-name="表格1.B2" office:value-type="string">
            <text:p text:style-name="P55">1</text:p>
          </table:table-cell>
        </table:table-row>
        <table:table-row table:style-name="表格1.1">
          <table:table-cell table:style-name="表格1.A2" office:value-type="string">
            <text:p text:style-name="P68"><text:span text:style-name="T25">3</text:span><text:span text:style-name="T44">搜索</text:span><text:span text:style-name="T45">（歌手 专辑单曲名称 用户名称 歌单 歌曲风格</text:span><text:span text:style-name="T46">)</text:span></text:p>
          </table:table-cell>
          <table:table-cell table:style-name="表格1.B2" office:value-type="string">
            <text:p text:style-name="P66">紧急的</text:p>
          </table:table-cell>
          <table:table-cell table:style-name="表格1.B2" office:value-type="string">
            <text:p text:style-name="P57">批准的</text:p>
          </table:table-cell>
          <table:table-cell table:style-name="表格1.B2" office:value-type="string">
            <text:p text:style-name="P57">高</text:p>
          </table:table-cell>
          <table:table-cell table:style-name="表格1.B2" office:value-type="string">
            <text:p text:style-name="P65">高</text:p>
          </table:table-cell>
          <table:table-cell table:style-name="表格1.B2" office:value-type="string">
            <text:p text:style-name="P65">高</text:p>
          </table:table-cell>
          <table:table-cell table:style-name="表格1.B2" office:value-type="string">
            <text:p text:style-name="P54">1</text:p>
          </table:table-cell>
        </table:table-row>
        <table:table-row table:style-name="表格1.1">
          <table:table-cell table:style-name="表格1.A2" office:value-type="string">
            <text:p text:style-name="P68"><text:span text:style-name="T37">4</text:span><text:span text:style-name="T21">.</text:span><text:span text:style-name="T22"> 歌曲收藏</text:span></text:p>
          </table:table-cell>
          <table:table-cell table:style-name="表格1.B2" office:value-type="string">
            <text:p text:style-name="P66">紧急的</text:p>
          </table:table-cell>
          <table:table-cell table:style-name="表格1.B2" office:value-type="string">
            <text:p text:style-name="P57">建议的</text:p>
          </table:table-cell>
          <table:table-cell table:style-name="表格1.B2" office:value-type="string">
            <text:p text:style-name="P61">低</text:p>
          </table:table-cell>
          <table:table-cell table:style-name="表格1.B2" office:value-type="string">
            <text:p text:style-name="P61">低</text:p>
          </table:table-cell>
          <table:table-cell table:style-name="表格1.B2" office:value-type="string">
            <text:p text:style-name="P61">高</text:p>
          </table:table-cell>
          <table:table-cell table:style-name="表格1.B2" office:value-type="string">
            <text:p text:style-name="P55">3</text:p>
          </table:table-cell>
        </table:table-row>
        <table:table-row table:style-name="表格1.6">
          <table:table-cell table:style-name="表格1.A2" office:value-type="string">
            <text:p text:style-name="P72"><text:span text:style-name="T76">5</text:span>. 新建歌单</text:p>
          </table:table-cell>
          <table:table-cell table:style-name="表格1.B2" office:value-type="string">
            <text:p text:style-name="P57">重要<text:span text:style-name="T62">的</text:span></text:p>
          </table:table-cell>
          <table:table-cell table:style-name="表格1.B2" office:value-type="string">
            <text:p text:style-name="P67">批准的</text:p>
          </table:table-cell>
          <table:table-cell table:style-name="表格1.B2" office:value-type="string">
            <text:p text:style-name="P61">低</text:p>
          </table:table-cell>
          <table:table-cell table:style-name="表格1.B2" office:value-type="string">
            <text:p text:style-name="P61">低</text:p>
          </table:table-cell>
          <table:table-cell table:style-name="表格1.B2" office:value-type="string">
            <text:p text:style-name="P61">高</text:p>
          </table:table-cell>
          <table:table-cell table:style-name="表格1.B2" office:value-type="string">
            <text:p text:style-name="P55">3</text:p>
          </table:table-cell>
        </table:table-row>
        <text:soft-page-break/>
        <table:table-row table:style-name="表格1.6">
          <table:table-cell table:style-name="表格1.A2" office:value-type="string">
            <text:p text:style-name="P39"><text:span text:style-name="T76">6.</text:span>下载</text:p>
          </table:table-cell>
          <table:table-cell table:style-name="表格1.B2" office:value-type="string">
            <text:p text:style-name="P57">紧急<text:span text:style-name="T62">的</text:span></text:p>
          </table:table-cell>
          <table:table-cell table:style-name="表格1.B2" office:value-type="string">
            <text:p text:style-name="P57">批准<text:span text:style-name="T78">的</text:span></text:p>
          </table:table-cell>
          <table:table-cell table:style-name="表格1.B2" office:value-type="string">
            <text:p text:style-name="P61">高</text:p>
          </table:table-cell>
          <table:table-cell table:style-name="表格1.B2" office:value-type="string">
            <text:p text:style-name="P61">中</text:p>
          </table:table-cell>
          <table:table-cell table:style-name="表格1.B2" office:value-type="string">
            <text:p text:style-name="P61">高</text:p>
          </table:table-cell>
          <table:table-cell table:style-name="表格1.B2" office:value-type="string">
            <text:p text:style-name="P55">10</text:p>
          </table:table-cell>
        </table:table-row>
        <table:table-row table:style-name="表格1.6">
          <table:table-cell table:style-name="表格1.A2" office:value-type="string">
            <text:p text:style-name="P39"><text:span text:style-name="T76">7.</text:span>详细信息<text:span text:style-name="T63">（歌手或专辑封面等）</text:span></text:p>
            <text:p text:style-name="P43">+歌词</text:p>
          </table:table-cell>
          <table:table-cell table:style-name="表格1.B2" office:value-type="string">
            <text:p text:style-name="P57">紧急<text:span text:style-name="T62">的</text:span></text:p>
          </table:table-cell>
          <table:table-cell table:style-name="表格1.B2" office:value-type="string">
            <text:p text:style-name="P57">批准<text:span text:style-name="T78">的</text:span></text:p>
          </table:table-cell>
          <table:table-cell table:style-name="表格1.B2" office:value-type="string">
            <text:p text:style-name="P61">低</text:p>
          </table:table-cell>
          <table:table-cell table:style-name="表格1.B2" office:value-type="string">
            <text:p text:style-name="P61">低</text:p>
          </table:table-cell>
          <table:table-cell table:style-name="表格1.B2" office:value-type="string">
            <text:p text:style-name="P61">高</text:p>
          </table:table-cell>
          <table:table-cell table:style-name="表格1.B2" office:value-type="string">
            <text:p text:style-name="P55">2</text:p>
          </table:table-cell>
        </table:table-row>
        <table:table-row table:style-name="表格1.6">
          <table:table-cell table:style-name="表格1.A2" office:value-type="string">
            <text:p text:style-name="P38"><text:span text:style-name="T76">8.</text:span>播放顺序<text:span text:style-name="T63">、进度条！</text:span></text:p>
          </table:table-cell>
          <table:table-cell table:style-name="表格1.B2" office:value-type="string">
            <text:p text:style-name="P56">紧急<text:span text:style-name="T62">的</text:span></text:p>
          </table:table-cell>
          <table:table-cell table:style-name="表格1.B2" office:value-type="string">
            <text:p text:style-name="P56">批准<text:span text:style-name="T78">的</text:span></text:p>
          </table:table-cell>
          <table:table-cell table:style-name="表格1.B2" office:value-type="string">
            <text:p text:style-name="P60">低</text:p>
          </table:table-cell>
          <table:table-cell table:style-name="表格1.B2" office:value-type="string">
            <text:p text:style-name="P60">地</text:p>
          </table:table-cell>
          <table:table-cell table:style-name="表格1.B2" office:value-type="string">
            <text:p text:style-name="P60">高</text:p>
          </table:table-cell>
          <table:table-cell table:style-name="表格1.B2" office:value-type="string">
            <text:p text:style-name="P53">2</text:p>
          </table:table-cell>
        </table:table-row>
        <table:table-row table:style-name="表格1.6">
          <table:table-cell table:style-name="表格1.A2" office:value-type="string">
            <text:p text:style-name="P40"><text:span text:style-name="T76">9.</text:span>广告位</text:p>
          </table:table-cell>
          <table:table-cell table:style-name="表格1.B2" office:value-type="string">
            <text:p text:style-name="P56">紧急<text:span text:style-name="T64">的</text:span></text:p>
          </table:table-cell>
          <table:table-cell table:style-name="表格1.B2" office:value-type="string">
            <text:p text:style-name="P56">批准<text:span text:style-name="T78">的</text:span></text:p>
          </table:table-cell>
          <table:table-cell table:style-name="表格1.B2" office:value-type="string">
            <text:p text:style-name="P63">中</text:p>
          </table:table-cell>
          <table:table-cell table:style-name="表格1.B2" office:value-type="string">
            <text:p text:style-name="P63">低</text:p>
          </table:table-cell>
          <table:table-cell table:style-name="表格1.B2" office:value-type="string">
            <text:p text:style-name="P63">高</text:p>
          </table:table-cell>
          <table:table-cell table:style-name="表格1.B2" office:value-type="string">
            <text:p text:style-name="P55">9</text:p>
          </table:table-cell>
        </table:table-row>
        <table:table-row table:style-name="表格1.6">
          <table:table-cell table:style-name="表格1.A2" office:value-type="string">
            <text:p text:style-name="P37"><text:span text:style-name="T76">10.</text:span>个人资料<text:span text:style-name="T79">！</text:span><text:line-break/></text:p>
          </table:table-cell>
          <table:table-cell table:style-name="表格1.B2" office:value-type="string">
            <text:p text:style-name="P56">紧急<text:span text:style-name="T64">的</text:span></text:p>
          </table:table-cell>
          <table:table-cell table:style-name="表格1.B2" office:value-type="string">
            <text:p text:style-name="P56">批准<text:span text:style-name="T78">的</text:span></text:p>
          </table:table-cell>
          <table:table-cell table:style-name="表格1.B2" office:value-type="string">
            <text:p text:style-name="P63">中</text:p>
          </table:table-cell>
          <table:table-cell table:style-name="表格1.B2" office:value-type="string">
            <text:p text:style-name="P63">低</text:p>
          </table:table-cell>
          <table:table-cell table:style-name="表格1.B2" office:value-type="string">
            <text:p text:style-name="P63">高</text:p>
          </table:table-cell>
          <table:table-cell table:style-name="表格1.B2" office:value-type="string">
            <text:p text:style-name="P55">5</text:p>
          </table:table-cell>
        </table:table-row>
        <table:table-row table:style-name="表格1.6">
          <table:table-cell table:style-name="表格1.A2" office:value-type="string">
            <text:p text:style-name="P37"><text:span text:style-name="T76">11.最近播放</text:span></text:p>
          </table:table-cell>
          <table:table-cell table:style-name="表格1.B2" office:value-type="string">
            <text:p text:style-name="P56">重要<text:span text:style-name="T64">的</text:span></text:p>
          </table:table-cell>
          <table:table-cell table:style-name="表格1.B2" office:value-type="string">
            <text:p text:style-name="P56">批准<text:span text:style-name="T78">的</text:span></text:p>
          </table:table-cell>
          <table:table-cell table:style-name="表格1.B2" office:value-type="string">
            <text:p text:style-name="P63">中</text:p>
          </table:table-cell>
          <table:table-cell table:style-name="表格1.B2" office:value-type="string">
            <text:p text:style-name="P63">低</text:p>
          </table:table-cell>
          <table:table-cell table:style-name="表格1.B2" office:value-type="string">
            <text:p text:style-name="P63">高</text:p>
          </table:table-cell>
          <table:table-cell table:style-name="表格1.B2" office:value-type="string">
            <text:p text:style-name="P55">1</text:p>
          </table:table-cell>
        </table:table-row>
        <table:table-row table:style-name="表格1.6">
          <table:table-cell table:style-name="表格1.A2" office:value-type="string">
            <text:p text:style-name="P37"><text:span text:style-name="T76">12.申请音乐人</text:span></text:p>
          </table:table-cell>
          <table:table-cell table:style-name="表格1.B2" office:value-type="string">
            <text:p text:style-name="P56">紧急<text:span text:style-name="T65">的</text:span></text:p>
          </table:table-cell>
          <table:table-cell table:style-name="表格1.B2" office:value-type="string">
            <text:p text:style-name="P58">批准<text:span text:style-name="T78">的</text:span></text:p>
          </table:table-cell>
          <table:table-cell table:style-name="表格1.B2" office:value-type="string">
            <text:p text:style-name="P64">中</text:p>
          </table:table-cell>
          <table:table-cell table:style-name="表格1.B2" office:value-type="string">
            <text:p text:style-name="P64">中</text:p>
          </table:table-cell>
          <table:table-cell table:style-name="表格1.B2" office:value-type="string">
            <text:p text:style-name="P64">高</text:p>
          </table:table-cell>
          <table:table-cell table:style-name="表格1.B2" office:value-type="string">
            <text:p text:style-name="P55">7</text:p>
          </table:table-cell>
        </table:table-row>
        <table:table-row table:style-name="表格1.6">
          <table:table-cell table:style-name="表格1.A2" office:value-type="string">
            <text:p text:style-name="P38"><text:span text:style-name="T90">13.</text:span>视频投稿</text:p>
          </table:table-cell>
          <table:table-cell table:style-name="表格1.B2" office:value-type="string">
            <text:p text:style-name="P56">有用<text:span text:style-name="T63">的</text:span></text:p>
          </table:table-cell>
          <table:table-cell table:style-name="表格1.B2" office:value-type="string">
            <text:p text:style-name="P56">建议<text:span text:style-name="T78">的</text:span></text:p>
          </table:table-cell>
          <table:table-cell table:style-name="表格1.B2" office:value-type="string">
            <text:p text:style-name="P62">高</text:p>
          </table:table-cell>
          <table:table-cell table:style-name="表格1.B2" office:value-type="string">
            <text:p text:style-name="P62">高</text:p>
          </table:table-cell>
          <table:table-cell table:style-name="表格1.B2" office:value-type="string">
            <text:p text:style-name="P62">中</text:p>
          </table:table-cell>
          <table:table-cell table:style-name="表格1.B2" office:value-type="string">
            <text:p text:style-name="P55">6</text:p>
          </table:table-cell>
        </table:table-row>
        <table:table-row table:style-name="表格1.6">
          <table:table-cell table:style-name="表格1.A2" office:value-type="string">
            <text:p text:style-name="P38"><text:span text:style-name="T90">14.</text:span>动态发布</text:p>
          </table:table-cell>
          <table:table-cell table:style-name="表格1.B2" office:value-type="string">
            <text:p text:style-name="P56">有用<text:span text:style-name="T63">的</text:span></text:p>
          </table:table-cell>
          <table:table-cell table:style-name="表格1.B2" office:value-type="string">
            <text:p text:style-name="P56">建议<text:span text:style-name="T78">的</text:span></text:p>
          </table:table-cell>
          <table:table-cell table:style-name="表格1.B2" office:value-type="string">
            <text:p text:style-name="P62">高</text:p>
          </table:table-cell>
          <table:table-cell table:style-name="表格1.B2" office:value-type="string">
            <text:p text:style-name="P62">中</text:p>
          </table:table-cell>
          <table:table-cell table:style-name="表格1.B2" office:value-type="string">
            <text:p text:style-name="P59">中</text:p>
          </table:table-cell>
          <table:table-cell table:style-name="表格1.B2" office:value-type="string">
            <text:p text:style-name="P55">6</text:p>
          </table:table-cell>
        </table:table-row>
      </table:table>
      <text:p text:style-name="P35"/>
      <text:p text:style-name="P5"/>
      <text:p text:style-name="P5"/>
      <text:p text:style-name="P5">五、产品特性</text:p>
      <text:p text:style-name="P12"/>
      <text:p text:style-name="P36"><text:span text:style-name="T1">1</text:span><text:span text:style-name="T16">. </text:span><text:span text:style-name="T81">新歌上架 </text:span></text:p>
      <text:p text:style-name="P50"><text:span text:style-name="T82">2</text:span><text:span text:style-name="T87">.</text:span><text:span text:style-name="T83">详细信息</text:span><text:span text:style-name="T85">（歌手或专辑封面等）</text:span><text:span text:style-name="T86">+歌词</text:span><text:span text:style-name="T88"> <text:s text:c="107"/></text:span></text:p>
      <text:p text:style-name="P71"><text:span text:style-name="T25">3.</text:span><text:span text:style-name="T24">歌曲收藏</text:span></text:p>
      <text:p text:style-name="P71"><text:span text:style-name="T29">4.</text:span><text:span text:style-name="T23">首页推广</text:span><text:span text:style-name="T26">（单曲、专栏）</text:span></text:p>
      <text:p text:style-name="P71"><text:span text:style-name="T29">5.</text:span><text:span text:style-name="T27">个人资料</text:span></text:p>
      <text:p text:style-name="P71"><text:span text:style-name="T36">6.动态发布</text:span></text:p>
      <text:p text:style-name="P75"><text:span text:style-name="T29">7</text:span><text:span text:style-name="T25">.</text:span><text:span text:style-name="T29">申请音乐人</text:span></text:p>
      <text:p text:style-name="P75"><text:span text:style-name="T36">8.个人主页</text:span></text:p>
      <text:p text:style-name="P42"><text:soft-page-break/><text:span text:style-name="T36">9.</text:span><text:span text:style-name="T27">广告位</text:span></text:p>
      <text:p text:style-name="P45"><text:span text:style-name="T38">10.下载歌曲</text:span></text:p>
      <text:p text:style-name="P46"><text:span text:style-name="T38">11.</text:span><text:span text:style-name="T40">搜索</text:span></text:p>
      <text:p text:style-name="P46"><text:span text:style-name="T41">1</text:span><text:span text:style-name="T38">2.</text:span><text:span text:style-name="T41">最近播放</text:span></text:p>
      <text:p text:style-name="P46"><text:span text:style-name="T41">1</text:span><text:span text:style-name="T38">3.</text:span><text:span text:style-name="T41">视频投稿</text:span></text:p>
      <text:p text:style-name="P46"><text:span text:style-name="T41">1</text:span><text:span text:style-name="T38">4.</text:span><text:span text:style-name="T42">播放顺序</text:span><text:span text:style-name="T39">、</text:span><text:span text:style-name="T38">进度条</text:span><text:span text:style-name="T41"> </text:span></text:p>
      <text:p text:style-name="P46"><text:span text:style-name="T38">15.</text:span><text:span text:style-name="T43">新建歌单</text:span><text:span text:style-name="T41"> <text:s text:c="4"/></text:span></text:p>
      <text:p text:style-name="P8"/>
      <text:p text:style-name="P19">----------------------------------------------------------------------------------------------------------------------------</text:p>
      <text:p text:style-name="P4">六、典型用例</text:p>
      <text:p text:style-name="P13">听歌：</text:p>
      <text:p text:style-name="P1">简要描述：</text:p>
      <text:p text:style-name="P1">音乐消费者使用氢音乐系统听歌<text:span text:style-name="T75">的过程</text:span></text:p>
      <text:p text:style-name="P10">基本流<text:span text:style-name="T47">：</text:span></text:p>
      <text:p text:style-name="P14">1.找歌</text:p>
      <text:p text:style-name="P8"><text:span text:style-name="T1">2</text:span><text:span text:style-name="T14">.听歌</text:span></text:p>
      <text:p text:style-name="P8"><text:span text:style-name="T1">3.</text:span><text:span text:style-name="T11">操作歌曲</text:span></text:p>
      <text:p text:style-name="P8"/>
      <text:p text:style-name="P8"/>
      <text:p text:style-name="P11">前置条件：</text:p>
      <text:p text:style-name="P1">帐号已经登录</text:p>
      <text:p text:style-name="P11">后置条件:</text:p>
      <text:p text:style-name="P1">生成新文档，文档编辑痕迹被记录，有历史版本。</text:p>
      <text:p text:style-name="P8"/>
      <text:p text:style-name="P8"><text:span text:style-name="T17">子流</text:span><text:span text:style-name="T1">-</text:span><text:span text:style-name="T17">编辑文档</text:span></text:p>
      <text:p text:style-name="P1">连接网络，选择使用批改工具，在规定区域内修改，系统自动同步。</text:p>
      <text:p text:style-name="P11">扩展点:</text:p>
      <text:p text:style-name="P8"><text:span text:style-name="T1">1.</text:span><text:span text:style-name="T17">用户打开共享文档时，可以选择协同编辑模式还是本地编辑模式。</text:span></text:p>
      <text:p text:style-name="P8"><text:soft-page-break/></text:p>
      <text:p text:style-name="P11">备选流-编辑文档<text:span text:style-name="T47">：</text:span></text:p>
      <text:p text:style-name="P1">在编辑文档的时候，如果网络不稳定，则将修改的内容保存在缓存中，并且后台尝试重新连接，连接成功后将缓存中内容刷新到文档中，并且回到用户之前鼠标所在焦点位置。</text:p>
      <text:p text:style-name="P1">在编辑文档的时候，没有内容变更的情况下，不会更新原来的版本。</text:p>
      <text:p text:style-name="P8"/>
      <text:p text:style-name="P8"/>
      <text:p text:style-name="P8"/>
      <text:p text:style-name="P4">七、其他产品需求</text:p>
      <text:p text:style-name="P8"><text:span text:style-name="T1">1</text:span><text:span text:style-name="T17">、可应用标准</text:span></text:p>
      <text:p text:style-name="P8"><text:span text:style-name="T1">TCP/IP</text:span><text:span text:style-name="T17">协议</text:span><text:span text:style-name="T1">, HTTP</text:span><text:span text:style-name="T17">协议，</text:span><text:span text:style-name="T1">FTP</text:span><text:span text:style-name="T17">协议</text:span></text:p>
      <text:p text:style-name="P8"><text:span text:style-name="T1">2</text:span><text:span text:style-name="T17">、系统需求（定义为支持应用所必须的所有系统需求，比如操作系统、网络性能等等）</text:span></text:p>
      <text:p text:style-name="P8"><text:span text:style-name="T17">系统为安卓</text:span><text:span text:style-name="T1">4.4</text:span><text:span text:style-name="T17">及以上版本，建议手机处于</text:span><text:span text:style-name="T1">4g</text:span><text:span text:style-name="T17">网络或</text:span><text:span text:style-name="T1">WiFi</text:span><text:span text:style-name="T17">网络下，</text:span><text:span text:style-name="T1">ram</text:span><text:span text:style-name="T17">容量至少为</text:span><text:span text:style-name="T1">1G</text:span><text:span text:style-name="T17">，市面上主流四核手机</text:span><text:span text:style-name="T1">cpu</text:span><text:span text:style-name="T9">。</text:span></text:p>
      <text:p text:style-name="P8"><text:span text:style-name="T1">3</text:span><text:span text:style-name="T17">、安全和安装</text:span></text:p>
      <text:p text:style-name="P1">安全：严格保障用户个人信息不外露，。开发者只拥有用户的账户信息，为用户提供相应的编辑环境，不会公开、编辑或透露用户的注册资料，不会涉及用户个人文件信息，除非发生特殊情况。在软件正常生命周期内，用户云端的文件将长久保存在服务器上。</text:p>
      <text:p text:style-name="P1">安装：设备符合相应环境均可进行安装。</text:p>
      <text:p text:style-name="P8"><text:span text:style-name="T1">4</text:span><text:span text:style-name="T17">、性能需求：</text:span></text:p>
      <text:p text:style-name="P8"><text:span text:style-name="T17">在标准用户环境下，打开本地小型文件控制在</text:span><text:span text:style-name="T1">1</text:span><text:span text:style-name="T17">秒以内，大型文件不超过</text:span><text:span text:style-name="T1">2</text:span><text:span text:style-name="T17">秒，网络文件不超过</text:span><text:span text:style-name="T1">3</text:span><text:span text:style-name="T17">秒。软件能够对用户的操作进行及时的响应。软件运行时消耗的资源尽量合理。</text:span></text:p>
      <text:p text:style-name="P8"><text:span text:style-name="T1">5</text:span><text:span text:style-name="T17">、法律需求</text:span></text:p>
      <text:p text:style-name="P1">用户和软件公司必须达成在知识产权，隐私保护、责任划分等相关的法律约定，在国家法律规定内进行相应的软件活动。</text:p>
      <text:p text:style-name="P8"/>
      <text:p text:style-name="P4">八、建档需求</text:p>
      <text:p text:style-name="P1">描述所有为支持成功的部署系统所需要开发的文档</text:p>
      <text:p text:style-name="P8"><text:span text:style-name="T1">1</text:span><text:span text:style-name="T17">、使用协议</text:span></text:p>
      <text:p text:style-name="P8"><text:span text:style-name="T1">2</text:span><text:span text:style-name="T17">、用户手册（新用户引导）</text:span></text:p>
      <text:p text:style-name="P8"><text:span text:style-name="T1">3</text:span><text:span text:style-name="T17">、关于（软件内部）</text:span></text:p>
      <text:p text:style-name="P8"><text:soft-page-break/><text:span text:style-name="T1">4</text:span><text:span text:style-name="T17">、在线帮助（通过网页的形式展现，将用户使用过程中可能遇到的问腿总结起来，通过一个留俄标展现出来，用户点击相应问题描述网页提供相应内容进行解答。）</text:span></text:p>
      <text:p text:style-name="P8"><text:span text:style-name="T1">5</text:span><text:span text:style-name="T17">、版本升级说明。（当新版本开发出来后，将升级信息推送到用户的客户端上）</text:span></text:p>
      <text:p text:style-name="P8"/>
      <text:p text:style-name="P4">九、词汇表</text:p>
      <text:p text:style-name="P4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4">用户</text:p>
          </table:table-cell>
          <table:table-cell table:style-name="表格4.B1" office:value-type="string">
            <text:p text:style-name="P24">软件的最终使用者</text:p>
          </table:table-cell>
        </table:table-row>
        <table:table-row>
          <table:table-cell table:style-name="表格4.A2" office:value-type="string">
            <text:p text:style-name="P24">云协作</text:p>
          </table:table-cell>
          <table:table-cell table:style-name="表格4.B2" office:value-type="string">
            <text:p text:style-name="P24">多人同时在线编辑同一份文档。</text:p>
          </table:table-cell>
        </table:table-row>
        <table:table-row>
          <table:table-cell table:style-name="表格4.A2" office:value-type="string">
            <text:p text:style-name="P24">账户</text:p>
          </table:table-cell>
          <table:table-cell table:style-name="表格4.B2" office:value-type="string">
            <text:p text:style-name="P24">指用户注册时所提供的用户名和相应的账号（账户为用户身份的唯一凭证。</text:p>
          </table:table-cell>
        </table:table-row>
        <table:table-row>
          <table:table-cell table:style-name="表格4.A2" office:value-type="string">
            <text:p text:style-name="P24">登录</text:p>
          </table:table-cell>
          <table:table-cell table:style-name="表格4.B2" office:value-type="string">
            <text:p text:style-name="P24">用户进入软件系统所提供的操作</text:p>
          </table:table-cell>
        </table:table-row>
        <table:table-row>
          <table:table-cell table:style-name="表格4.A2" office:value-type="string">
            <text:p text:style-name="P24">冲突</text:p>
          </table:table-cell>
          <table:table-cell table:style-name="表格4.B2" office:value-type="string">
            <text:p text:style-name="P24">进行云协作编辑时，多人同时对同一份文档的相同部分进行不同的修改，然后提交时的最终生成的版本的问题</text:p>
          </table:table-cell>
        </table:table-row>
        <table:table-row>
          <table:table-cell table:style-name="表格4.A2" office:value-type="string">
            <text:p text:style-name="P24">文件树</text:p>
          </table:table-cell>
          <table:table-cell table:style-name="表格4.B2" office:value-type="string">
            <text:p text:style-name="P24">由用户对文件的编辑过程中所生成的每一个历史版本构成</text:p>
          </table:table-cell>
        </table:table-row>
        <table:table-row>
          <table:table-cell table:style-name="表格4.A2" office:value-type="string">
            <text:p text:style-name="P24">节点</text:p>
          </table:table-cell>
          <table:table-cell table:style-name="表格4.B2" office:value-type="string">
            <text:p text:style-name="P24">用户所拥有的文件的某一个历史版本</text:p>
          </table:table-cell>
        </table:table-row>
        <table:table-row>
          <table:table-cell table:style-name="表格4.A2" office:value-type="string">
            <text:p text:style-name="P24">合并</text:p>
          </table:table-cell>
          <table:table-cell table:style-name="表格4.B2" office:value-type="string">
            <text:p text:style-name="P24">用同一文件的多个不同的版本生成一个新版本</text:p>
          </table:table-cell>
        </table:table-row>
        <table:table-row>
          <table:table-cell table:style-name="表格4.A2" office:value-type="string">
            <text:p text:style-name="P24">同步</text:p>
          </table:table-cell>
          <table:table-cell table:style-name="表格4.B2" office:value-type="string">
            <text:p text:style-name="P24">使软件的客户端和服务器上的内容相同的过程</text:p>
          </table:table-cell>
        </table:table-row>
        <table:table-row>
          <table:table-cell table:style-name="表格4.A2" office:value-type="string">
            <text:p text:style-name="P24">删除文件</text:p>
          </table:table-cell>
          <table:table-cell table:style-name="表格4.B2" office:value-type="string">
            <text:p text:style-name="P24">移动用户的账户下的某些文件，效果是同步之后本地和服务端的默认目录下都不再存在该文件，只有云端的回收站中还保存者该文件</text:p>
          </table:table-cell>
        </table:table-row>
        <table:table-row>
          <table:table-cell table:style-name="表格4.A2" office:value-type="string">
            <text:p text:style-name="P24">还原</text:p>
          </table:table-cell>
          <table:table-cell table:style-name="表格4.B2" office:value-type="string">
            <text:p text:style-name="P24">将文件从用户的云端的回收站移动至</text:p>
          </table:table-cell>
        </table:table-row>
        <table:table-row>
          <table:table-cell table:style-name="表格4.A2" office:value-type="string">
            <text:p text:style-name="P24">移动</text:p>
          </table:table-cell>
          <table:table-cell table:style-name="表格4.B2" office:value-type="string">
            <text:p text:style-name="P24">将文件或目录从一个路径转移至另一条路径</text:p>
          </table:table-cell>
        </table:table-row>
        <table:table-row>
          <table:table-cell table:style-name="表格4.A2" office:value-type="string">
            <text:p text:style-name="P25">导入</text:p>
          </table:table-cell>
          <table:table-cell table:style-name="表格4.B2" office:value-type="string">
            <text:p text:style-name="P24">将群文件保存为个人文件或将个人文件保存为群文件</text:p>
          </table:table-cell>
        </table:table-row>
      </table:table>
      <text:p text:style-name="P8"/>
      <text:p text:style-name="P23"><office:annotation><dc:date>2017-12-02T16:21:26.98521863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06:51.054533385</meta:creation-date>
    <dc:date>2018-04-11T11:47:37.325291153</dc:date>
    <meta:editing-duration>PT4H48M49S</meta:editing-duration>
    <meta:editing-cycles>26</meta:editing-cycles>
    <meta:generator>LibreOffice/5.4.1.2$Linux_X86_64 LibreOffice_project/ea7cb86e6eeb2bf3a5af73a8f7777ac570321527</meta:generator>
    <meta:document-statistic meta:table-count="3" meta:image-count="0" meta:object-count="0" meta:page-count="7" meta:paragraph-count="256" meta:word-count="2800" meta:character-count="4540" meta:non-whitespace-character-count="3214"/>
  </office:meta>
</office:document-meta>
</file>